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obre a Barbearia Alura</text:p>
      <text:p text:style-name="Standard"/>
      <text:p text:style-name="Standard">Localizada no coração da cidade a Barbearia Alura traz para o mercado o que há de melhor para o seu cabelo e barba. Fundada em 2019, a Barbearia Alura já é destaque na cidade e conquista novos clientes a cada dia.</text:p>
      <text:p text:style-name="Standard"/>
      <text:p text:style-name="Standard">Nossa missão é: "Proporcionar auto-estima e qualidade de vida aos clientes".</text:p>
      <text:p text:style-name="Standard"/>
      <text:p text:style-name="Standard">Oferecemos profissionais experientes e antenados às mudanças no mundo da moda. O atendimento possui padrão de excelência e agilidade, garantindo qualidade e satisfação dos nossos client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3T08:11:06.302808267</meta:creation-date>
    <dc:date>2023-10-03T08:11:25.108514726</dc:date>
    <meta:editing-duration>PT19S</meta:editing-duration>
    <meta:editing-cycles>1</meta:editing-cycles>
    <meta:document-statistic meta:table-count="0" meta:image-count="0" meta:object-count="0" meta:page-count="1" meta:paragraph-count="4" meta:word-count="82" meta:character-count="500" meta:non-whitespace-character-count="422"/>
    <meta:generator>LibreOffice/6.4.7.2$Linux_X86_64 LibreOffice_project/40$Build-2</meta:generator>
  </office:meta>
</office:document-meta>
</file>